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11-17, 3-9 SL)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North Dakota State (16-8, 7-5 SL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57</text:p>
          </table:table-cell>
          <table:table-cell office:value-type="string">
            <text:p>.15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52</text:p>
          </table:table-cell>
          <table:table-cell office:value-type="string">
            <text:p>.23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40</text:p>
          </table:table-cell>
          <table:table-cell office:value-type="string">
            <text:p>-.05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9</text:p>
          </table:table-cell>
          <table:table-cell office:value-type="string">
            <text:p>50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45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52</text:p>
          </table:table-cell>
          <table:table-cell office:value-type="string">
            <text:p>.09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45</text:p>
          </table:table-cell>
          <table:table-cell office:value-type="string">
            <text:p>.067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4</text:p>
          </table:table-cell>
          <table:table-cell office:value-type="string">
            <text:p>52</text:p>
          </table:table-cell>
          <table:table-cell office:value-type="string">
            <text:p>-.1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51</text:p>
          </table:table-cell>
          <table:table-cell office:value-type="string">
            <text:p>.2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4</text:p>
          </table:table-cell>
          <table:table-cell office:value-type="string">
            <text:p>36</text:p>
          </table:table-cell>
          <table:table-cell office:value-type="string">
            <text:p>219</text:p>
          </table:table-cell>
          <table:table-cell office:value-type="string">
            <text:p>.128</text:p>
          </table:table-cell>
          <table:table-cell office:value-type="string">
            <text:p>6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76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ssica Jorgensen 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3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318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53</text:p>
          </table:table-cell>
          <table:table-cell office:value-type="string">
            <text:p>-.17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51</text:p>
          </table:table-cell>
          <table:table-cell office:value-type="string">
            <text:p>.05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29</text:p>
          </table:table-cell>
          <table:table-cell office:value-type="string">
            <text:p>200</text:p>
          </table:table-cell>
          <table:table-cell office:value-type="string">
            <text:p>.130</text:p>
          </table:table-cell>
          <table:table-cell office:value-type="string">
            <text:p>5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02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